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6-23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6-18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4-09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2-06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2-27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2-12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0-23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8-20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4-16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2-02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2-29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0-13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8-31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8-14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5-04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2-13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2-12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0-20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8-31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6-10 1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6-09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4-26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1-24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1-30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0-04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8-17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7-15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7-06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6-09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4-21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3-29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5346" calcext:value-type="float">
            <text:p>13.055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6232516129" calcext:value-type="float">
            <text:p>12.94623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2424" calcext:value-type="float">
            <text:p>12.65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61704" calcext:value-type="float">
            <text:p>12.33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2365" calcext:value-type="float">
            <text:p>12.17923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1804" calcext:value-type="float">
            <text:p>12.40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18225454546" calcext:value-type="float">
            <text:p>12.711822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57927741936" calcext:value-type="float">
            <text:p>13.06579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25421935484" calcext:value-type="float">
            <text:p>13.16254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11641290323" calcext:value-type="float">
            <text:p>14.18116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0157419355" calcext:value-type="float">
            <text:p>14.01401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7772903226" calcext:value-type="float">
            <text:p>13.74077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228" calcext:value-type="float">
            <text:p>13.12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81527741936" calcext:value-type="float">
            <text:p>12.89815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47515294118" calcext:value-type="float">
            <text:p>13.1847515294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12896" calcext:value-type="float">
            <text:p>13.06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174" calcext:value-type="float">
            <text:p>12.65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17275294118" calcext:value-type="float">
            <text:p>12.6117275294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5899354839" calcext:value-type="float">
            <text:p>13.33558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058575" calcext:value-type="float">
            <text:p>13.83058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88436363636" calcext:value-type="float">
            <text:p>13.83884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3632" calcext:value-type="float">
            <text:p>12.8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86905806452" calcext:value-type="float">
            <text:p>12.94869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11216" calcext:value-type="float">
            <text:p>13.24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3332" calcext:value-type="float">
            <text:p>12.94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53728" calcext:value-type="float">
            <text:p>12.35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851325" calcext:value-type="float">
            <text:p>12.48851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26580645161" calcext:value-type="float">
            <text:p>13.0326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2544" calcext:value-type="float">
            <text:p>13.38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9859310345" calcext:value-type="float">
            <text:p>14.417985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49060645161" calcext:value-type="float">
            <text:p>14.25490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8548" calcext:value-type="float">
            <text:p>13.52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9816" calcext:value-type="float">
            <text:p>13.2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253625" calcext:value-type="float">
            <text:p>12.67253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20752" calcext:value-type="float">
            <text:p>12.69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4951" calcext:value-type="float">
            <text:p>13.7049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8536774194" calcext:value-type="float">
            <text:p>14.09385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72534193548" calcext:value-type="float">
            <text:p>14.79725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31628387097" calcext:value-type="float">
            <text:p>15.79316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84552" calcext:value-type="float">
            <text:p>15.47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56283870968" calcext:value-type="float">
            <text:p>14.6756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53722857143" calcext:value-type="float">
            <text:p>14.24537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33525" calcext:value-type="float">
            <text:p>14.11233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85296" calcext:value-type="float">
            <text:p>13.83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107225" calcext:value-type="float">
            <text:p>13.15107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372" calcext:value-type="float">
            <text:p>13.51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1201" calcext:value-type="float">
            <text:p>14.1812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99207741936" calcext:value-type="float">
            <text:p>14.08992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71855483871" calcext:value-type="float">
            <text:p>13.7871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08810322581" calcext:value-type="float">
            <text:p>13.98088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1552516129" calcext:value-type="float">
            <text:p>13.60155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60407741936" calcext:value-type="float">
            <text:p>13.52604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56944" calcext:value-type="float">
            <text:p>12.8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55915" calcext:value-type="float">
            <text:p>13.4955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49824516129" calcext:value-type="float">
            <text:p>13.46498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4335" calcext:value-type="float">
            <text:p>12.9934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42472" calcext:value-type="float">
            <text:p>12.54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213125" calcext:value-type="float">
            <text:p>13.24213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20611612903" calcext:value-type="float">
            <text:p>13.81206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25868387097" calcext:value-type="float">
            <text:p>14.23258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82898064516" calcext:value-type="float">
            <text:p>14.06828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19895" calcext:value-type="float">
            <text:p>13.6319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98990967742" calcext:value-type="float">
            <text:p>13.12989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92747586207" calcext:value-type="float">
            <text:p>12.669274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80198709677" calcext:value-type="float">
            <text:p>12.81801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80705454546" calcext:value-type="float">
            <text:p>12.918070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0352" calcext:value-type="float">
            <text:p>13.64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24411764706" calcext:value-type="float">
            <text:p>13.032441176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1137777778" calcext:value-type="float">
            <text:p>13.709113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4056516129" calcext:value-type="float">
            <text:p>13.82405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9086451613" calcext:value-type="float">
            <text:p>14.45990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7099354839" calcext:value-type="float">
            <text:p>14.29570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4348" calcext:value-type="float">
            <text:p>14.21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96645" calcext:value-type="float">
            <text:p>14.0796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4606896552" calcext:value-type="float">
            <text:p>13.82846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321375" calcext:value-type="float">
            <text:p>14.28321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1464" calcext:value-type="float">
            <text:p>14.1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29595" calcext:value-type="float">
            <text:p>13.7729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59752" calcext:value-type="float">
            <text:p>13.4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53375" calcext:value-type="float">
            <text:p>13.41453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6549677419" calcext:value-type="float">
            <text:p>13.54865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7156129032" calcext:value-type="float">
            <text:p>13.98471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0995862069" calcext:value-type="float">
            <text:p>14.447099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77875555556" calcext:value-type="float">
            <text:p>15.007787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07698064516" calcext:value-type="float">
            <text:p>14.86076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79822608696" calcext:value-type="float">
            <text:p>14.56798226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9616" calcext:value-type="float">
            <text:p>14.1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222464" calcext:value-type="float">
            <text:p>14.172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7152" calcext:value-type="float">
            <text:p>14.2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6935" calcext:value-type="float">
            <text:p>13.576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4256" calcext:value-type="float">
            <text:p>13.5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21992" calcext:value-type="float">
            <text:p>14.19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23318709677" calcext:value-type="float">
            <text:p>14.55233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5646451613" calcext:value-type="float">
            <text:p>14.75556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79117419355" calcext:value-type="float">
            <text:p>15.46791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3187096774" calcext:value-type="float">
            <text:p>14.8403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5744" calcext:value-type="float">
            <text:p>14.67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6916129032" calcext:value-type="float">
            <text:p>14.5546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417125" calcext:value-type="float">
            <text:p>14.32417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22832" calcext:value-type="float">
            <text:p>14.10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45175" calcext:value-type="float">
            <text:p>13.90145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50046451613" calcext:value-type="float">
            <text:p>14.08500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25025" calcext:value-type="float">
            <text:p>14.57525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27431111111" calcext:value-type="float">
            <text:p>14.722743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7304" calcext:value-type="float">
            <text:p>15.80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73531764706" calcext:value-type="float">
            <text:p>15.757353176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852" calcext:value-type="float">
            <text:p>14.5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15355" calcext:value-type="float">
            <text:p>14.5715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8091034483" calcext:value-type="float">
            <text:p>14.014809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80756129032" calcext:value-type="float">
            <text:p>14.19807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71207741936" calcext:value-type="float">
            <text:p>14.54712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96224" calcext:value-type="float">
            <text:p>14.80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29455" calcext:value-type="float">
            <text:p>14.4229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59881290323" calcext:value-type="float">
            <text:p>13.91598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644975" calcext:value-type="float">
            <text:p>14.26644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1553548387" calcext:value-type="float">
            <text:p>14.24615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59357419355" calcext:value-type="float">
            <text:p>14.13593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116975" calcext:value-type="float">
            <text:p>13.93116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26867096774" calcext:value-type="float">
            <text:p>13.21268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49025" calcext:value-type="float">
            <text:p>13.06649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1248571429" calcext:value-type="float">
            <text:p>13.08212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339" calcext:value-type="float">
            <text:p>13.3803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29927741936" calcext:value-type="float">
            <text:p>13.52299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87904" calcext:value-type="float">
            <text:p>14.24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1819" calcext:value-type="float">
            <text:p>13.7918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9956129032" calcext:value-type="float">
            <text:p>13.17699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021" calcext:value-type="float">
            <text:p>13.2490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18026666667" calcext:value-type="float">
            <text:p>13.49180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65261935484" calcext:value-type="float">
            <text:p>13.79652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95075" calcext:value-type="float">
            <text:p>15.1095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6103225807" calcext:value-type="float">
            <text:p>15.1456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59981935484" calcext:value-type="float">
            <text:p>14.90599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08259310345" calcext:value-type="float">
            <text:p>14.280825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3930322581" calcext:value-type="float">
            <text:p>14.26739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39019130435" calcext:value-type="float">
            <text:p>14.1239019130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86232" calcext:value-type="float">
            <text:p>14.0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197575" calcext:value-type="float">
            <text:p>13.52197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37507096774" calcext:value-type="float">
            <text:p>13.34375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46807741935" calcext:value-type="float">
            <text:p>14.07468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2340645161" calcext:value-type="float">
            <text:p>14.59323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84448" calcext:value-type="float">
            <text:p>15.59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13265454546" calcext:value-type="float">
            <text:p>15.601326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8488" calcext:value-type="float">
            <text:p>14.63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7599" calcext:value-type="float">
            <text:p>14.3175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42943448276" calcext:value-type="float">
            <text:p>14.284294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15" calcext:value-type="float">
            <text:p>14.535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6125" calcext:value-type="float">
            <text:p>14.716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7696" calcext:value-type="float">
            <text:p>14.61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04665" calcext:value-type="float">
            <text:p>14.40046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7945806452" calcext:value-type="float">
            <text:p>14.92379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73527272727" calcext:value-type="float">
            <text:p>15.18735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23337142857" calcext:value-type="float">
            <text:p>15.15233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8789677419" calcext:value-type="float">
            <text:p>15.72187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1374545455" calcext:value-type="float">
            <text:p>16.178137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72536" calcext:value-type="float">
            <text:p>15.5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2685217391" calcext:value-type="float">
            <text:p>15.18526852173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63868571429" calcext:value-type="float">
            <text:p>14.41638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549475" calcext:value-type="float">
            <text:p>14.24549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83757419355" calcext:value-type="float">
            <text:p>14.60837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54601290323" calcext:value-type="float">
            <text:p>15.02546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43315" calcext:value-type="float">
            <text:p>14.84433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56215" calcext:value-type="float">
            <text:p>13.73562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84285" calcext:value-type="float">
            <text:p>14.85842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2975" calcext:value-type="float">
            <text:p>14.5722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03528" calcext:value-type="float">
            <text:p>15.3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39243636364" calcext:value-type="float">
            <text:p>15.673924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84152" calcext:value-type="float">
            <text:p>15.15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09712" calcext:value-type="float">
            <text:p>14.78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7588" calcext:value-type="float">
            <text:p>13.46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14845" calcext:value-type="float">
            <text:p>13.4014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85076363636" calcext:value-type="float">
            <text:p>12.928507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7056" calcext:value-type="float">
            <text:p>12.96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7335" calcext:value-type="float">
            <text:p>12.967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0248" calcext:value-type="float">
            <text:p>13.1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8884" calcext:value-type="float">
            <text:p>13.16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332" calcext:value-type="float">
            <text:p>12.5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773" calcext:value-type="float">
            <text:p>13.4237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39626666667" calcext:value-type="float">
            <text:p>14.26396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87008" calcext:value-type="float">
            <text:p>13.270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9469090909" calcext:value-type="float">
            <text:p>13.094946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83494285714" calcext:value-type="float">
            <text:p>13.02834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62989090909" calcext:value-type="float">
            <text:p>12.736298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4607483871" calcext:value-type="float">
            <text:p>12.82460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32774193548" calcext:value-type="float">
            <text:p>12.7032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67275" calcext:value-type="float">
            <text:p>11.85967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65698064516" calcext:value-type="float">
            <text:p>11.73656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25211428571" calcext:value-type="float">
            <text:p>13.42252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8722580645" calcext:value-type="float">
            <text:p>14.0458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27808" calcext:value-type="float">
            <text:p>14.630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7332" calcext:value-type="float">
            <text:p>14.46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3816774194" calcext:value-type="float">
            <text:p>14.12738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0787096774" calcext:value-type="float">
            <text:p>13.3010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08632" calcext:value-type="float">
            <text:p>12.9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7109677419" calcext:value-type="float">
            <text:p>13.2347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1071" calcext:value-type="float">
            <text:p>13.1410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49296" calcext:value-type="float">
            <text:p>12.9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4996363636" calcext:value-type="float">
            <text:p>12.737499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11729032258" calcext:value-type="float">
            <text:p>12.2111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2732" calcext:value-type="float">
            <text:p>11.95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128704" calcext:value-type="float">
            <text:p>13.071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4568" calcext:value-type="float">
            <text:p>13.4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27618461539" calcext:value-type="float">
            <text:p>13.8327618461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6439" calcext:value-type="float">
            <text:p>12.6564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5217142857" calcext:value-type="float">
            <text:p>12.71952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79571612903" calcext:value-type="float">
            <text:p>12.21795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5423483871" calcext:value-type="float">
            <text:p>12.49542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0464" calcext:value-type="float">
            <text:p>13.1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1081" calcext:value-type="float">
            <text:p>13.2210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36027826087" calcext:value-type="float">
            <text:p>15.0436027826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8165" calcext:value-type="float">
            <text:p>15.798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18496" calcext:value-type="float">
            <text:p>15.0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8286451613" calcext:value-type="float">
            <text:p>14.20082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14134285714" calcext:value-type="float">
            <text:p>13.92141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67517419355" calcext:value-type="float">
            <text:p>13.80675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21362580645" calcext:value-type="float">
            <text:p>13.87213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17304" calcext:value-type="float">
            <text:p>13.64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99677419355" calcext:value-type="float">
            <text:p>13.6299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1736" calcext:value-type="float">
            <text:p>13.3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2926451613" calcext:value-type="float">
            <text:p>13.72229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67625806452" calcext:value-type="float">
            <text:p>14.2867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81832727273" calcext:value-type="float">
            <text:p>14.628183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08997894737" calcext:value-type="float">
            <text:p>15.46089978947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69688888889" calcext:value-type="float">
            <text:p>14.97696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6836129032" calcext:value-type="float">
            <text:p>14.87168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16722580645" calcext:value-type="float">
            <text:p>14.7316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2856774194" calcext:value-type="float">
            <text:p>14.88328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70712" calcext:value-type="float">
            <text:p>15.3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9312516129" calcext:value-type="float">
            <text:p>14.72931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866425" calcext:value-type="float">
            <text:p>14.45866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19904516129" calcext:value-type="float">
            <text:p>14.6719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77854117647" calcext:value-type="float">
            <text:p>14.86778541176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60860689655" calcext:value-type="float">
            <text:p>15.876086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5041" calcext:value-type="float">
            <text:p>14.4250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7335172414" calcext:value-type="float">
            <text:p>13.475733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56725" calcext:value-type="float">
            <text:p>13.30156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37855483871" calcext:value-type="float">
            <text:p>13.2537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61396129032" calcext:value-type="float">
            <text:p>13.18613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132675" calcext:value-type="float">
            <text:p>12.90132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34814545455" calcext:value-type="float">
            <text:p>13.723481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1485714286" calcext:value-type="float">
            <text:p>14.5781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76778181818" calcext:value-type="float">
            <text:p>14.047677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562" calcext:value-type="float">
            <text:p>14.910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4125" calcext:value-type="float">
            <text:p>13.9684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54502857143" calcext:value-type="float">
            <text:p>13.34545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02475" calcext:value-type="float">
            <text:p>13.15202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6412903226" calcext:value-type="float">
            <text:p>13.4146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23974193548" calcext:value-type="float">
            <text:p>13.2823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11992727273" calcext:value-type="float">
            <text:p>12.851199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2694" calcext:value-type="float">
            <text:p>13.172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472" calcext:value-type="float">
            <text:p>13.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4116" calcext:value-type="float">
            <text:p>14.64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6534" calcext:value-type="float">
            <text:p>13.416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21544" calcext:value-type="float">
            <text:p>12.46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558725" calcext:value-type="float">
            <text:p>11.17558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20928571429" calcext:value-type="float">
            <text:p>11.30209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7576516129" calcext:value-type="float">
            <text:p>11.50757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734" calcext:value-type="float">
            <text:p>13.00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25992" calcext:value-type="float">
            <text:p>13.58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32704516129" calcext:value-type="float">
            <text:p>13.48327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86610526316" calcext:value-type="float">
            <text:p>12.748661052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1549090909" calcext:value-type="float">
            <text:p>13.362154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102" calcext:value-type="float">
            <text:p>13.770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85447741936" calcext:value-type="float">
            <text:p>13.74854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26918709677" calcext:value-type="float">
            <text:p>13.62269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7055" calcext:value-type="float">
            <text:p>13.2647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7055" calcext:value-type="float">
            <text:p>13.2647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97" calcext:value-type="float">
            <text:p>13.094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99336" calcext:value-type="float">
            <text:p>12.87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04352" calcext:value-type="float">
            <text:p>13.54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9863225807" calcext:value-type="float">
            <text:p>12.43898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07331612903" calcext:value-type="float">
            <text:p>12.33073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31084137931" calcext:value-type="float">
            <text:p>12.363108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742675" calcext:value-type="float">
            <text:p>12.17742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45415" calcext:value-type="float">
            <text:p>12.71454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49" calcext:value-type="float">
            <text:p>12.53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674125" calcext:value-type="float">
            <text:p>12.02674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5509677419" calcext:value-type="float">
            <text:p>12.3355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08005" calcext:value-type="float">
            <text:p>12.5008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80941935484" calcext:value-type="float">
            <text:p>13.3880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4172903226" calcext:value-type="float">
            <text:p>13.90841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30363636364" calcext:value-type="float">
            <text:p>13.90303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3268" calcext:value-type="float">
            <text:p>13.19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73318709677" calcext:value-type="float">
            <text:p>12.64733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3131034483" calcext:value-type="float">
            <text:p>12.33231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96061935484" calcext:value-type="float">
            <text:p>11.76960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55339354839" calcext:value-type="float">
            <text:p>12.12553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196375" calcext:value-type="float">
            <text:p>11.90196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8305" calcext:value-type="float">
            <text:p>11.97883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47174193548" calcext:value-type="float">
            <text:p>12.7947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96925" calcext:value-type="float">
            <text:p>13.46996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27207741936" calcext:value-type="float">
            <text:p>13.63272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5615" calcext:value-type="float">
            <text:p>14.3985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7408" calcext:value-type="float">
            <text:p>14.41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68225" calcext:value-type="float">
            <text:p>13.45968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24656551724" calcext:value-type="float">
            <text:p>13.132465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4273548387" calcext:value-type="float">
            <text:p>13.37442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23655" calcext:value-type="float">
            <text:p>13.5923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39408" calcext:value-type="float">
            <text:p>13.34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82535" calcext:value-type="float">
            <text:p>13.45825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53876129032" calcext:value-type="float">
            <text:p>13.26538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87045" calcext:value-type="float">
            <text:p>14.0187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12172903226" calcext:value-type="float">
            <text:p>13.45121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25352258065" calcext:value-type="float">
            <text:p>13.94253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8494545455" calcext:value-type="float">
            <text:p>13.746849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63904" calcext:value-type="float">
            <text:p>12.82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8015" calcext:value-type="float">
            <text:p>12.5088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45931428571" calcext:value-type="float">
            <text:p>12.47459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37375" calcext:value-type="float">
            <text:p>12.51537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538125" calcext:value-type="float">
            <text:p>12.57538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02512" calcext:value-type="float">
            <text:p>12.83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1372" calcext:value-type="float">
            <text:p>12.50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1744516129" calcext:value-type="float">
            <text:p>12.8517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7292903226" calcext:value-type="float">
            <text:p>13.35672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65" calcext:value-type="float">
            <text:p>13.9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16741818182" calcext:value-type="float">
            <text:p>14.041674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50869677419" calcext:value-type="float">
            <text:p>13.19508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2513548387" calcext:value-type="float">
            <text:p>13.10925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28995555556" calcext:value-type="float">
            <text:p>12.982899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39588571429" calcext:value-type="float">
            <text:p>13.02395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6448" calcext:value-type="float">
            <text:p>12.88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027" calcext:value-type="float">
            <text:p>12.4080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69731612903" calcext:value-type="float">
            <text:p>12.72697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78675" calcext:value-type="float">
            <text:p>12.39078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0477419355" calcext:value-type="float">
            <text:p>12.3650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2157419355" calcext:value-type="float">
            <text:p>12.94721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4129" calcext:value-type="float">
            <text:p>13.224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8007483871" calcext:value-type="float">
            <text:p>13.35800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57895" calcext:value-type="float">
            <text:p>13.5557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51091428571" calcext:value-type="float">
            <text:p>13.55510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932125" calcext:value-type="float">
            <text:p>13.61932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3223225807" calcext:value-type="float">
            <text:p>13.60332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2100645161" calcext:value-type="float">
            <text:p>13.63921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9117" calcext:value-type="float">
            <text:p>13.5091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74978064516" calcext:value-type="float">
            <text:p>13.82749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51156129032" calcext:value-type="float">
            <text:p>13.37511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164975" calcext:value-type="float">
            <text:p>13.96164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9768" calcext:value-type="float">
            <text:p>14.3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69069090909" calcext:value-type="float">
            <text:p>14.806906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8722580645" calcext:value-type="float">
            <text:p>14.0458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8583225807" calcext:value-type="float">
            <text:p>13.70085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02855172414" calcext:value-type="float">
            <text:p>13.32028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9065806452" calcext:value-type="float">
            <text:p>13.15290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4061176471" calcext:value-type="float">
            <text:p>12.88640611764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48765714286" calcext:value-type="float">
            <text:p>13.54487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1224" calcext:value-type="float">
            <text:p>13.2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434081283102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178" calcext:value-type="float">
            <text:p>14.24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664" meta:object-count="0"/>
    <meta:user-defined meta:name="AppVersion">3.0</meta:user-defined>
  </office:meta>
</office:document-meta>
</file>